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bkit-standard" svg:font-family="webkit-standar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5.75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5.75pt" fo:letter-spacing="normal" fo:font-style="normal" fo:font-weight="normal" officeooo:paragraph-rsid="000a3090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webkit-standard" fo:font-size="15.75pt" fo:letter-spacing="normal" fo:font-style="normal" fo:font-weight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5.75pt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5.75pt" fo:letter-spacing="normal" fo:font-style="normal" fo:font-weight="bold" officeooo:paragraph-rsid="000a3090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size-complex="12pt"/>
    </style:style>
    <style:style style:name="P10" style:family="paragraph" style:parent-style-name="Standard" style:list-style-name="L9"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size-complex="12pt"/>
    </style:style>
    <style:style style:name="P11" style:family="paragraph" style:parent-style-name="Standard" style:list-style-name="L10"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size-complex="12pt"/>
    </style:style>
    <style:style style:name="P12" style:family="paragraph" style:parent-style-name="Standard" style:list-style-name="L11"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size-complex="12pt"/>
    </style:style>
    <style:style style:name="P13" style:family="paragraph" style:parent-style-name="Standard" style:list-style-name="L9">
      <style:text-properties fo:font-variant="normal" fo:text-transform="none" fo:color="#000000" loext:opacity="100%" style:font-name="webkit-standard" fo:font-size="12pt" fo:letter-spacing="normal" fo:font-style="normal" fo:font-weight="normal" officeooo:paragraph-rsid="000a309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webkit-standard" fo:font-size="12pt" fo:letter-spacing="normal" fo:font-style="normal" fo:font-weight="normal"/>
    </style:style>
    <style:style style:name="P16" style:family="paragraph" style:parent-style-name="Standard" style:list-style-name="L8">
      <style:text-properties fo:font-variant="normal" fo:text-transform="none" fo:color="#000000" loext:opacity="100%" style:font-name="webkit-standard" fo:font-size="14pt" fo:letter-spacing="normal" fo:font-style="normal" fo:font-weight="normal" officeooo:paragraph-rsid="000a3090" style:font-size-asian="14pt" style:font-size-complex="14pt"/>
    </style:style>
    <style:style style:name="P17" style:family="paragraph" style:parent-style-name="Standard" style:list-style-name="L8">
      <style:text-properties fo:font-size="12pt" fo:font-weight="normal" officeooo:rsid="000a3090" officeooo:paragraph-rsid="000a3090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fo:font-size="14pt" officeooo:paragraph-rsid="000a3090" style:font-size-asian="14pt" style:font-size-complex="14pt"/>
    </style:style>
    <style:style style:name="P19" style:family="paragraph" style:parent-style-name="Standard" style:list-style-name="L8">
      <style:text-properties fo:font-size="14pt" fo:font-weight="normal" officeooo:rsid="000a3090" officeooo:paragraph-rsid="000a3090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3090" style:font-weight-asian="bold" style:font-weight-complex="bold"/>
    </style:style>
    <style:style style:name="T3" style:family="text">
      <style:text-properties officeooo:rsid="000a309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.75pt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0a3090" style:font-size-asian="12pt" style:font-size-complex="12pt"/>
    </style:style>
    <style:style style:name="T8" style:family="text">
      <style:text-properties fo:font-variant="normal" fo:text-transform="none" fo:color="#000000" loext:opacity="100%" style:font-name="webkit-standard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webkit-standard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webkit-standard" fo:letter-spacing="normal" fo:font-style="normal"/>
    </style:style>
    <style:style style:name="T11" style:family="text">
      <style:text-properties fo:font-variant="normal" fo:text-transform="none" fo:color="#000000" loext:opacity="100%" style:font-name="webkit-standard" fo:letter-spacing="normal" fo:font-style="normal" fo:font-weight="normal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0a309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-" style:num-suffix="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nocchi Presto à la Toscane &amp; Jambon Sec avec des Épinards &amp; du Fromage Râpé à l'Italienne Express</text:p>
      <text:p text:style-name="P2"/>
      <text:p text:style-name="P5">Temps de préparation :</text:p>
      <text:p text:style-name="P7">- En cuisine: 15-20 min</text:p>
      <text:p text:style-name="P7">- À table dans: 15-20 min</text:p>
      <text:p text:style-name="P2"/>
      <text:p text:style-name="P5">Ustensiles nécessaires :</text:p>
      <text:p text:style-name="P7">- Poêle avec couvercle</text:p>
      <text:p text:style-name="P2"/>
      <text:p text:style-name="P5">Nombre d’assiettes :</text:p>
      <text:p text:style-name="P15"><text:span text:style-name="T6">- 2</text:span></text:p>
      <text:p text:style-name="P15"><text:span text:style-name="T6"/></text:p>
      <text:p text:style-name="P5">Ingrédients :</text:p>
      <text:p text:style-name="P7">- Oignon : 1 pièce(s)</text:p>
      <text:p text:style-name="P7">- Gousse d’ail : 1 pièce(s)</text:p>
      <text:p text:style-name="P7">- Tomates semi-séchées : 1 paquet(s)</text:p>
      <text:p text:style-name="P7">- Gnocchi : 300 g</text:p>
      <text:p text:style-name="P7">- Épices italiennes : % sachet(s)</text:p>
      <text:p text:style-name="P7">- Crème liquide : 1 paquet(s)</text:p>
      <text:p text:style-name="P7">- Épinards : 1 sachet(s)</text:p>
      <text:p text:style-name="P7">- Fromage râpé à l’italienne : 1 sachet(s)</text:p>
      <text:p text:style-name="P7">- Jambon sec : 3 tranche(s)</text:p>
      <text:p text:style-name="P7">- Huile d’olive : 3 cs</text:p>
      <text:p text:style-name="P7">- Poivre et sel : selon votre goût</text:p>
      <text:p text:style-name="P7"/>
      <text:p text:style-name="P6">Préparation :</text:p>
      <text:list xml:id="list2557260839" text:style-name="L8">
        <text:list-item>
          <text:p text:style-name="P16">Mise en place:</text:p>
        </text:list-item>
      </text:list>
      <text:list text:style-name="L9">
        <text:list-item>
          <text:p text:style-name="P10"><text:span text:style-name="T13">C</text:span><text:span text:style-name="T12">oupez l’oignon en fines demi-lunes.</text:span></text:p>
        </text:list-item>
        <text:list-item>
          <text:p text:style-name="P13">Ciselez l’ail.</text:p>
        </text:list-item>
        <text:list-item>
          <text:p text:style-name="P13">Coupez les tomates séchées en 3.</text:p>
        </text:list-item>
      </text:list>
      <text:list xml:id="list163814706172852" text:continue-list="list2557260839" text:style-name="L8">
        <text:list-item>
          <text:p text:style-name="P16">Cuisson des gnocchi :</text:p>
        </text:list-item>
      </text:list>
      <text:list text:style-name="L10">
        <text:list-item>
          <text:p text:style-name="P11">Faites chauffer un filet d’huile d’olive dans une poêle à feu moyen-vif.</text:p>
        </text:list-item>
        <text:list-item>
          <text:p text:style-name="P11">Faites-y revenir les tomates séchées et l’oignon 3-4 min.</text:p>
        </text:list-item>
        <text:list-item>
          <text:p text:style-name="P11">Ajoutez les gnocchi, l’ail et un filet d’huile d’olive et faites revenir 1 min.</text:p>
        </text:list-item>
        <text:list-item>
          <text:p text:style-name="P11">Ajoutez, par personne : 1⁄2 sachet d’épices italiennes, 2 cs d’eau, du sel et du poivre. </text:p>
        </text:list-item>
        <text:list-item>
          <text:p text:style-name="P11">Couvrez et faites-les revenir 2-3 min.</text:p>
        </text:list-item>
      </text:list>
      <text:list xml:id="list163814308441774" text:continue-list="list163814706172852" text:style-name="L8">
        <text:list-item>
          <text:p text:style-name="P16">Mélange :</text:p>
        </text:list-item>
      </text:list>
      <text:list text:style-name="L11">
        <text:list-item>
          <text:p text:style-name="P12">Baissez le feu à moyen-doux et déglacez en versant la crème.</text:p>
        </text:list-item>
        <text:list-item>
          <text:p text:style-name="P12"><text:soft-page-break/>Après avoir lavé les épinards, déchirez-les à la main au-dessus de la poêle et laissez réduire en remuant 1-2 min.</text:p>
        </text:list-item>
        <text:list-item>
          <text:p text:style-name="P12">Ajoutez la moitié du fromage râpé, puis mélangez jusqu’à ce qu’il fonde et lie le tout.</text:p>
        </text:list-item>
      </text:list>
      <text:list text:continue-list="list163814308441774" text:style-name="L8">
        <text:list-item>
          <text:p text:style-name="P18"><text:span text:style-name="T11">Service :</text:span></text:p>
          <text:list>
            <text:list-item>
              <text:list>
                <text:list-item>
                  <text:p text:style-name="P17">Disposez les <text:span text:style-name="T10">gnocchi dans des assiettes creuses.</text:span></text:p>
                </text:list-item>
                <text:list-item>
                  <text:p text:style-name="P19"><text:span text:style-name="T4">Déchirez</text:span> <text:span text:style-name="T9">le jambon sec grossièrement avec vos mains et répartissez-le par-dessus.</text:span></text:p>
                </text:list-item>
                <text:list-item>
                  <text:p text:style-name="P19"><text:span text:style-name="T9">Garnissez avec le reste de fromage râpé.</text:span></text:p>
                </text:list-item>
              </text:list>
            </text:list-item>
          </text:list>
        </text:list-item>
      </text:list>
      <text:p text:style-name="P3"/>
      <text:p text:style-name="P5">Valeurs nutritionnelles Pour 100 g :</text:p>
      <text:p text:style-name="P7">- Energie (kJ/kcal) : 743/178</text:p>
      <text:p text:style-name="P7">- Lipides total (g) : 10</text:p>
      <text:p text:style-name="P7">- Dont saturés (g) : 3,7</text:p>
      <text:p text:style-name="P7">- Glucides (g) : 16</text:p>
      <text:p text:style-name="P7">- Dont sucres (g) : 2,2</text:p>
      <text:p text:style-name="P7">- Fibres (g) : 2</text:p>
      <text:p text:style-name="P7">- Protéines (g) : 6</text:p>
      <text:p text:style-name="P7">- Sel (g) : 1,2</text:p>
      <text:p text:style-name="P2"/>
      <text:p text:style-name="P5">Allergènes :</text:p>
      <text:p text:style-name="P14">- Gnocchi : Peut contenir du gluten</text:p>
      <text:p text:style-name="P14">- Fromage râpé à l’italienne : Contient du lait</text:p>
      <text:p text:style-name="P14">- Crème liquide : Contient du la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6:29:47.688820145</dc:date>
    <meta:editing-duration>PT1H8M44S</meta:editing-duration>
    <meta:editing-cycles>1</meta:editing-cycles>
    <meta:generator>LibreOffice/7.6.7.2$Linux_X86_64 LibreOffice_project/60$Build-2</meta:generator>
    <meta:document-statistic meta:table-count="0" meta:image-count="0" meta:object-count="0" meta:page-count="2" meta:paragraph-count="52" meta:word-count="361" meta:character-count="1848" meta:non-whitespace-character-count="1556"/>
  </office:meta>
</office:document-meta>
</file>